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p20220209.tsv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0">
          <table:table-cell table:style-name="Gnumeric-default" office:value-type="string">
            <text:p>CAT</text:p>
          </table:table-cell>
          <table:table-cell table:style-name="Gnumeric-default" office:value-type="string">
            <text:p>CODE</text:p>
          </table:table-cell>
          <table:table-cell table:style-name="Gnumeric-default" office:value-type="string">
            <text:p>NAME</text:p>
          </table:table-cell>
          <table:table-cell table:style-name="Gnumeric-default" office:value-type="string">
            <text:p>#INF</text:p>
          </table:table-cell>
          <table:table-cell table:style-name="Gnumeric-default" office:value-type="string">
            <text:p>#OUTF</text:p>
          </table:table-cell>
          <table:table-cell table:style-name="Gnumeric-default" office:value-type="string">
            <text:p>INFLOWS</text:p>
          </table:table-cell>
          <table:table-cell table:style-name="Gnumeric-default" office:value-type="string">
            <text:p>OUTFLOWS</text:p>
          </table:table-cell>
          <table:table-cell table:style-name="Gnumeric-default" office:value-type="string">
            <text:p>CASCAD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NDUSTR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S</text:p>
          </table:table-cell>
          <table:table-cell table:style-name="Gnumeric-default" office:value-type="string">
            <text:p>Unsustainable Harvest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MAR</text:p>
          </table:table-cell>
          <table:table-cell table:style-name="Gnumeric-default" office:value-type="string">
            <text:p>CHE,INE,NIT,FRE,LAN,OCE</text:p>
          </table:table-cell>
          <table:table-cell table:style-name="Gnumeric-default" office:value-type="string">
            <text:p>CLE, CLI, BIO, HEA, FOO, ENE, SOC, COM, AFF, LOW, FOS, ECO, SPR, LAB, UNR, POL, SYS, INF, DIS, MON, MAR, IND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D</text:p>
          </table:table-cell>
          <table:table-cell table:style-name="Gnumeric-default" office:value-type="string">
            <text:p>Polluting Industry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MAR,MON</text:p>
          </table:table-cell>
          <table:table-cell table:style-name="Gnumeric-default" office:value-type="string">
            <text:p>INE,CHE,AIR</text:p>
          </table:table-cell>
          <table:table-cell table:style-name="Gnumeric-default" office:value-type="string">
            <text:p>FRE, BIO, HEA, SOC, LOW, ENE, AFF, LAN, CLE, FOO, LAB, POL, SPR, COM, FOS, ECO, UNR, OCE, DIS, NIT, INF, SYS, CLI, MON, MA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S</text:p>
          </table:table-cell>
          <table:table-cell table:style-name="Gnumeric-default" office:value-type="string">
            <text:p>Fossil Fuel Dependenc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ENE</text:p>
          </table:table-cell>
          <table:table-cell table:style-name="Gnumeric-default" office:value-type="string">
            <text:p>NIT,CHE,CLI,OCE</text:p>
          </table:table-cell>
          <table:table-cell table:style-name="Gnumeric-default" office:value-type="string">
            <text:p>SOC, ENE, HEA, FOO, BIO, LAN, FRE, LOW, POL, COM, CLE, AFF, UNR, SPR, LAB, ECO, DIS, INE, SYS, INF, MON, IND, MAR, UNS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R</text:p>
          </table:table-cell>
          <table:table-cell table:style-name="Gnumeric-default" office:value-type="string">
            <text:p>Spraw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</text:p>
          </table:table-cell>
          <table:table-cell table:style-name="Gnumeric-default" office:value-type="string">
            <text:p>LAN,INE,AFF</text:p>
          </table:table-cell>
          <table:table-cell table:style-name="Gnumeric-default" office:value-type="string">
            <text:p>POL, SOC, BIO, UNR, COM, FOO, LOW, LAB, HEA, ECO, DIS, INF, SYS, MON, IND, MAR, CHE, UNS, AIR, NIT, OCE, FRE, CLE, CLI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CONOMIC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F</text:p>
          </table:table-cell>
          <table:table-cell table:style-name="Gnumeric-default" office:value-type="string">
            <text:p>Inflatio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CO,SYS</text:p>
          </table:table-cell>
          <table:table-cell table:style-name="Gnumeric-default" office:value-type="string">
            <text:p>ECO</text:p>
          </table:table-cell>
          <table:table-cell table:style-name="Gnumeric-default" office:value-type="string">
            <text:p>AFF, SOC, SYS, MON, INE, COM, LOW, POL, UNR, SPR, LAB, LAN, IND, MAR, HEA, CHE, DIS, FOO, AIR, BIO, UNS, FRE, OCE, NIT, CLE, EN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N</text:p>
          </table:table-cell>
          <table:table-cell table:style-name="Gnumeric-default" office:value-type="string">
            <text:p>Monopol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SYS</text:p>
          </table:table-cell>
          <table:table-cell table:style-name="Gnumeric-default" office:value-type="string">
            <text:p>MAR,IND,INE,SYS,LAB</text:p>
          </table:table-cell>
          <table:table-cell table:style-name="Gnumeric-default" office:value-type="string">
            <text:p>LOW, DIS, CHE, AIR, SOC, INF, UNR, ECO, POL, HEA, UNS, OCE, FRE, NIT, LAN, AFF, BIO, COM, ENE, FOO, CLE, SPR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R</text:p>
          </table:table-cell>
          <table:table-cell table:style-name="Gnumeric-default" office:value-type="string">
            <text:p>Market Externalitie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MON</text:p>
          </table:table-cell>
          <table:table-cell table:style-name="Gnumeric-default" office:value-type="string">
            <text:p>UNS,ECO,INE,IND</text:p>
          </table:table-cell>
          <table:table-cell table:style-name="Gnumeric-default" office:value-type="string">
            <text:p>AIR, SOC, CHE, FRE, INF, OCE, SYS, AFF, NIT, LAN, FOO, CLI, LOW, BIO, MON, SPR, CLE, HEA, ENE, COM, POL, UNR, FOS, LAB, DI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E</text:p>
          </table:table-cell>
          <table:table-cell table:style-name="Gnumeric-default" office:value-type="string">
            <text:p>Inefficiency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IND,MAR,MON,SPR,SYS,UN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SOCI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C</text:p>
          </table:table-cell>
          <table:table-cell table:style-name="Gnumeric-default" office:value-type="string">
            <text:p>Social Inequity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AFF,CLI,COM,DIS,ECO,FOO,HEA,POL,SYS,UNR</text:p>
          </table:table-cell>
          <table:table-cell table:style-name="Gnumeric-default" office:value-type="string">
            <text:p>POL,UNR,COM,LOW</text:p>
          </table:table-cell>
          <table:table-cell table:style-name="Gnumeric-default" office:value-type="string">
            <text:p>HEA, LAB, ECO, INF, AFF, DIS, SYS, MON, SPR, INE, MAR, LAN, IND, AIR, FOO, BIO, UNS, CHE, NIT, OCE, FRE, CLI, ENE, CL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OW</text:p>
          </table:table-cell>
          <table:table-cell table:style-name="Gnumeric-default" office:value-type="string">
            <text:p>Low Educatio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NE,HEA,LAB,SOC</text:p>
          </table:table-cell>
          <table:table-cell table:style-name="Gnumeric-default" office:value-type="string">
            <text:p>POL,ECO,LAB</text:p>
          </table:table-cell>
          <table:table-cell table:style-name="Gnumeric-default" office:value-type="string">
            <text:p>AFF, SOC, COM, HEA, SYS, DIS, INF, INE, SPR, UNR, MON, LAN, MAR, IND, BIO, UNS, CHE, AIR, FOO, NIT, FRE, OCE, CLE, CLI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OL</text:p>
          </table:table-cell>
          <table:table-cell table:style-name="Gnumeric-default" office:value-type="string">
            <text:p>Lack of Political Voic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FF,LAB,LOW,SOC</text:p>
          </table:table-cell>
          <table:table-cell table:style-name="Gnumeric-default" office:value-type="string">
            <text:p>COM,SOC,LAB</text:p>
          </table:table-cell>
          <table:table-cell table:style-name="Gnumeric-default" office:value-type="string">
            <text:p>HEA, DIS, UNR, ECO, LOW, INF, AFF, SYS, MON, SPR, INE, MAR, LAN, IND, BIO, FOO, AIR, UNS, CHE, FRE, OCE, NIT, CLE, EN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R</text:p>
          </table:table-cell>
          <table:table-cell table:style-name="Gnumeric-default" office:value-type="string">
            <text:p>Unrest &amp; Injustic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SOC,SYS</text:p>
          </table:table-cell>
          <table:table-cell table:style-name="Gnumeric-default" office:value-type="string">
            <text:p>COM,SOC</text:p>
          </table:table-cell>
          <table:table-cell table:style-name="Gnumeric-default" office:value-type="string">
            <text:p>POL, LOW, HEA, AFF, ECO, LAB, SPR, INF, SYS, DIS, LAN, INE, MON, IND, MAR, BIO, FOO, UNS, AIR, CHE, OCE, FRE, NIT, CLE, CLI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M</text:p>
          </table:table-cell>
          <table:table-cell table:style-name="Gnumeric-default" office:value-type="string">
            <text:p>Lack of Community Network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FF,FOO,POL,SOC,UNR</text:p>
          </table:table-cell>
          <table:table-cell table:style-name="Gnumeric-default" office:value-type="string">
            <text:p>HEA,SOC</text:p>
          </table:table-cell>
          <table:table-cell table:style-name="Gnumeric-default" office:value-type="string">
            <text:p>UNR, LOW, POL, AFF, LAB, ECO, SPR, LAN, SYS, DIS, INE, INF, FOO, MON, BIO, MAR, IND, AIR, CHE, UNS, OCE, NIT, FRE, ENE, CLI, CL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LAS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NE</text:p>
          </table:table-cell>
          <table:table-cell table:style-name="Gnumeric-default" office:value-type="string">
            <text:p>Energy Shortag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LI,FRE</text:p>
          </table:table-cell>
          <table:table-cell table:style-name="Gnumeric-default" office:value-type="string">
            <text:p>AFF,LOW,FOS</text:p>
          </table:table-cell>
          <table:table-cell table:style-name="Gnumeric-default" office:value-type="string">
            <text:p>NIT, CHE, SOC, CLI, SPR, UNR, ECO, OCE, POL, LAB, COM, INE, SYS, DIS, LAN, BIO, INF, FOO, FRE, HEA, MON, CLE, MAR, IND, AI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A</text:p>
          </table:table-cell>
          <table:table-cell table:style-name="Gnumeric-default" office:value-type="string">
            <text:p>Lack of Healthcar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AIR,CHE,CLE,CLI,COM,FOO,LAB</text:p>
          </table:table-cell>
          <table:table-cell table:style-name="Gnumeric-default" office:value-type="string">
            <text:p>SOC,AFF,LOW</text:p>
          </table:table-cell>
          <table:table-cell table:style-name="Gnumeric-default" office:value-type="string">
            <text:p>SPR, LAB, UNR, POL, ECO, COM, INE, INF, LAN, DIS, SYS, FOO, BIO, MON, MAR, IND, AIR, UNS, CHE, FRE, NIT, OCE, CLI, ENE, CL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FF</text:p>
          </table:table-cell>
          <table:table-cell table:style-name="Gnumeric-default" office:value-type="string">
            <text:p>Lack of Affordable Housing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CO,ENE,HEA,SPR</text:p>
          </table:table-cell>
          <table:table-cell table:style-name="Gnumeric-default" office:value-type="string">
            <text:p>COM,SPR,SOC,POL,UNR</text:p>
          </table:table-cell>
          <table:table-cell table:style-name="Gnumeric-default" office:value-type="string">
            <text:p>HEA, LOW, INE, LAB, LAN, FOO, ECO, BIO, DIS, SYS, INF, MON, MAR, IND, UNS, AIR, CHE, NIT, OCE, FRE, CLE, CLI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E</text:p>
          </table:table-cell>
          <table:table-cell table:style-name="Gnumeric-default" office:value-type="string">
            <text:p>Clean Water Shortag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RE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AFF, LOW, SOC, POL, SPR, COM, UNR, LAB, ECO, LAN, DIS, INE, SYS, INF, FOO, BIO, MON, IND, MAR, UNS, AIR, CHE, FRE, NIT, OCE, CLI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OO</text:p>
          </table:table-cell>
          <table:table-cell table:style-name="Gnumeric-default" office:value-type="string">
            <text:p>Food Shortag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LI,FRE,LAN,NIT,OCE</text:p>
          </table:table-cell>
          <table:table-cell table:style-name="Gnumeric-default" office:value-type="string">
            <text:p>COM,HEA,SOC</text:p>
          </table:table-cell>
          <table:table-cell table:style-name="Gnumeric-default" office:value-type="string">
            <text:p>AFF, UNR, POL, LOW, ECO, SPR, LAB, INE, INF, DIS, SYS, LAN, MON, BIO, IND, MAR, UNS, CHE, AIR, NIT, OCE, FRE, CLE, EN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ENVIRONMENTAL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O</text:p>
          </table:table-cell>
          <table:table-cell table:style-name="Gnumeric-default" office:value-type="string">
            <text:p>Biodiversity Loss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HE,CLI,LAN,NIT,OCE</text:p>
          </table:table-cell>
          <table:table-cell table:style-name="Gnumeric-default" office:value-type="string">
            <text:p>LAN</text:p>
          </table:table-cell>
          <table:table-cell table:style-name="Gnumeric-default" office:value-type="string">
            <text:p>FOO, COM, HEA, SOC, AFF, LOW, UNR, POL, ECO, SPR, LAB, DIS, INE, INF, SYS, MON, IND, MAR, AIR, CHE, UNS, NIT, OCE, FRE, ENE, CLI, CL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E</text:p>
          </table:table-cell>
          <table:table-cell table:style-name="Gnumeric-default" office:value-type="string">
            <text:p>Chemical Pollutio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FOS,IND,UNS</text:p>
          </table:table-cell>
          <table:table-cell table:style-name="Gnumeric-default" office:value-type="string">
            <text:p>FRE,HEA,BIO</text:p>
          </table:table-cell>
          <table:table-cell table:style-name="Gnumeric-default" office:value-type="string">
            <text:p>SOC, AFF, LAN, CLE, FOO, ENE, LOW, ECO, LAB, UNR, POL, COM, SPR, FOS, CLI, NIT, INE, INF, DIS, SYS, OCE, MON, MAR, IND, UNS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LI</text:p>
          </table:table-cell>
          <table:table-cell table:style-name="Gnumeric-default" office:value-type="string">
            <text:p>Climate Chang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FOS,OCE</text:p>
          </table:table-cell>
          <table:table-cell table:style-name="Gnumeric-default" office:value-type="string">
            <text:p>FOO,ENE,BIO,HEA,SOC,FRE,LAN</text:p>
          </table:table-cell>
          <table:table-cell table:style-name="Gnumeric-default" office:value-type="string">
            <text:p>POL, UNR, CLE, COM, AFF, LOW, FOS, SPR, LAB, ECO, OCE, NIT, CHE, SYS, INF, INE, DIS, MON, IND, MAR, UNS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RE</text:p>
          </table:table-cell>
          <table:table-cell table:style-name="Gnumeric-default" office:value-type="string">
            <text:p>Freshwater Depletio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CHE,CLI,UNS</text:p>
          </table:table-cell>
          <table:table-cell table:style-name="Gnumeric-default" office:value-type="string">
            <text:p>CLE,FOO,ENE</text:p>
          </table:table-cell>
          <table:table-cell table:style-name="Gnumeric-default" office:value-type="string">
            <text:p>COM, FOS, HEA, SOC, LOW, AFF, OCE, UNR, SPR, CLI, ECO, CHE, POL, NIT, LAB, SYS, INE, BIO, DIS, LAN, INF, MON, MAR, IND, AI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IR</text:p>
          </table:table-cell>
          <table:table-cell table:style-name="Gnumeric-default" office:value-type="string">
            <text:p>Air &amp; Ozone Degrad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ND</text:p>
          </table:table-cell>
          <table:table-cell table:style-name="Gnumeric-default" office:value-type="string">
            <text:p>HEA</text:p>
          </table:table-cell>
          <table:table-cell table:style-name="Gnumeric-default" office:value-type="string">
            <text:p>AFF, LOW, SOC, LAB, SPR, UNR, COM, POL, ECO, DIS, INE, SYS, LAN, INF, MON, FOO, BIO, IND, MAR, UNS, CHE, OCE, NIT, FRE, ENE, CLI, CL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CE</text:p>
          </table:table-cell>
          <table:table-cell table:style-name="Gnumeric-default" office:value-type="string">
            <text:p>Ocean Degradatio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FOS,NIT,UNS</text:p>
          </table:table-cell>
          <table:table-cell table:style-name="Gnumeric-default" office:value-type="string">
            <text:p>FOO,BIO,CLI</text:p>
          </table:table-cell>
          <table:table-cell table:style-name="Gnumeric-default" office:value-type="string">
            <text:p>FRE, COM, SOC, LAN, HEA, ENE, UNR, LOW, AFF, POL, FOS, CLE, SPR, NIT, CHE, LAB, ECO, SYS, DIS, INE, INF, MON, MAR, IND, UNS, AIR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N</text:p>
          </table:table-cell>
          <table:table-cell table:style-name="Gnumeric-default" office:value-type="string">
            <text:p>Land Conversion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IO,CLI,SPR,UNS</text:p>
          </table:table-cell>
          <table:table-cell table:style-name="Gnumeric-default" office:value-type="string">
            <text:p>FOO,BIO</text:p>
          </table:table-cell>
          <table:table-cell table:style-name="Gnumeric-default" office:value-type="string">
            <text:p>COM, SOC, HEA, UNR, POL, AFF, LOW, SPR, ECO, LAB, SYS, INF, DIS, INE, MON, IND, MAR, UNS, AIR, CHE, OCE, NIT, FRE, ENE, CL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T</text:p>
          </table:table-cell>
          <table:table-cell table:style-name="Gnumeric-default" office:value-type="string">
            <text:p>Nitrogen &amp; Phosphorous Load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FOS,UNS</text:p>
          </table:table-cell>
          <table:table-cell table:style-name="Gnumeric-default" office:value-type="string">
            <text:p>FOO,BIO,OCE</text:p>
          </table:table-cell>
          <table:table-cell table:style-name="Gnumeric-default" office:value-type="string">
            <text:p>SOC, COM, LAN, HEA, CLI, UNR, ENE, FRE, LOW, POL, AFF, ECO, LAB, SPR, CLE, FOS, INF, DIS, INE, SYS, CHE, MON, MAR, IND, AIR, UN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LIVING STANDARDS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CO</text:p>
          </table:table-cell>
          <table:table-cell table:style-name="Gnumeric-default" office:value-type="string">
            <text:p>Economic Inequality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IS,INF,LAB,LOW,MAR,SYS</text:p>
          </table:table-cell>
          <table:table-cell table:style-name="Gnumeric-default" office:value-type="string">
            <text:p>INF,AFF,SOC,SYS</text:p>
          </table:table-cell>
          <table:table-cell table:style-name="Gnumeric-default" office:value-type="string">
            <text:p>COM, LOW, MON, UNR, SPR, INE, POL, LAN, IND, LAB, MAR, HEA, UNS, BIO, AIR, DIS, FOO, CHE, FRE, OCE, NIT, CLI, CLE, ENE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S</text:p>
          </table:table-cell>
          <table:table-cell table:style-name="Gnumeric-default" office:value-type="string">
            <text:p>Discrimina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B</text:p>
          </table:table-cell>
          <table:table-cell table:style-name="Gnumeric-default" office:value-type="string">
            <text:p>ECO,SOC</text:p>
          </table:table-cell>
          <table:table-cell table:style-name="Gnumeric-default" office:value-type="string">
            <text:p>POL, INF, SYS, AFF, LOW, COM, UNR, MON, SPR, INE, LAB, HEA, MAR, IND, LAN, FOO, BIO, CHE, AIR, UNS, FRE, NIT, OCE, CLE, EN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AB</text:p>
          </table:table-cell>
          <table:table-cell table:style-name="Gnumeric-default" office:value-type="string">
            <text:p>Low Labour Standards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LOW,MON,POL</text:p>
          </table:table-cell>
          <table:table-cell table:style-name="Gnumeric-default" office:value-type="string">
            <text:p>ECO,HEA,DIS,POL,LOW</text:p>
          </table:table-cell>
          <table:table-cell table:style-name="Gnumeric-default" office:value-type="string">
            <text:p>SOC, INF, AFF, COM, SYS, SPR, UNR, INE, MON, LAN, IND, MAR, UNS, AIR, FOO, BIO, CHE, OCE, NIT, FRE, CLE, ENE, CLI, FOS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YS</text:p>
          </table:table-cell>
          <table:table-cell table:style-name="Gnumeric-default" office:value-type="string">
            <text:p>Systemic Corruptio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ECO,MON</text:p>
          </table:table-cell>
          <table:table-cell table:style-name="Gnumeric-default" office:value-type="string">
            <text:p>ECO,INE,MON,SOC,INF,UNR</text:p>
          </table:table-cell>
          <table:table-cell table:style-name="Gnumeric-default" office:value-type="string">
            <text:p>IND, LOW, MAR, AFF, COM, LAB, POL, CHE, AIR, UNS, SPR, DIS, HEA, OCE, FRE, NIT, LAN, BIO, CLE, FOO, ENE, CLI, FOS</text:p>
          </table:table-cell>
          <table:table-cell table:number-columns-repeated="248" table:style-name="Gnumeric-default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map20220209.tsv&quot;" table:base-cell-address="$'map20220209.tsv'.$A$1"/>
          <table:named-expression table:name="Print_Area" table:expression="of:=#REF!" table:base-cell-address="$'map20220209.t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ap20220209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2-02-09T21:35:39Z</meta:creation-date>
    <meta:generator>gnumeric/1.12.50</meta:generator>
  </office:meta>
</office:document-meta>
</file>